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2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2pt" fo:font-weight="bold" style:font-name-asian="TrebuchetMS" style:font-size-asian="22pt" style:font-weight-asian="bold" style:font-name-complex="TrebuchetMS" style:font-size-complex="22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 style:list-style-name="">
      <style:paragraph-properties style:text-autospace="none"/>
      <style:text-properties fo:font-size="18pt" style:font-size-asian="18pt" style:font-size-complex="18pt"/>
    </style:style>
    <style:style style:name="P7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8" style:family="paragraph" style:parent-style-name="Standard" style:list-style-name="">
      <style:paragraph-properties fo:margin-top="0in" fo:margin-bottom="0.0972in"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ached Pears with Creamy Pecan Sauce</text:p>
      <text:p text:style-name="P5">Serves: <text:span text:style-name="T3">6 to 8 servings</text:span></text:p>
      <text:p text:style-name="P3"/>
      <text:p text:style-name="P1">Ingredients</text:p>
      <text:p text:style-name="P8">Poaching liquid:</text:p>
      <text:p text:style-name="P9">5 cups water, plus more as needed</text:p>
      <text:p text:style-name="P9">1/2 cup packed light brown sugar</text:p>
      <text:p text:style-name="P9">6 ripe but firm pears, such as Bosc or Anjou, peeled, halved lengthwise and cored</text:p>
      <text:p text:style-name="P9">1 lemon</text:p>
      <text:p text:style-name="P8">Creamy Pecan Sauce:</text:p>
      <text:p text:style-name="P9">3/4 cup packed light brown sugar</text:p>
      <text:p text:style-name="P9">1/2 cup water</text:p>
      <text:p text:style-name="P9">1/2 cup heavy cream</text:p>
      <text:p text:style-name="P9">1 cup toasted pecan halves</text:p>
      <text:p text:style-name="P9">Pinch kosher salt</text:p>
      <text:p text:style-name="P1">Directions</text:p>
      <text:p text:style-name="P7">To poach the pears: In a large pot, combine the water and sugar over medium-high heat. Using a vegetable peeler, cut wide strips of lemon zest from the lemon and add to the pot along with the juice of the whole lemon. Bring the mixture to a boil, stirring to dissolve the sugar, then reduce the heat to maintain a gentle simmer. Submerge pears in the simmering liquid, adding more water, if necessary, to just cover the pears. Cut a piece of parchment paper into a circle just large enough to cover the pot. Ease the paper down into the pot until it is touching the surface of the liquid. Simmer the pears until a knife inserted directly into a pear meets little resistance, about 30 minutes. Remove the pot from the heat and cool the pears completely in the poaching liquid.</text:p>
      <text:p text:style-name="P7"/>
      <text:p text:style-name="P7"><text:soft-page-break/>To make the sauce: In a saucepan, over high heat, combine the brown sugar and water and bring it to a boil. Reduce heat to medium and simmer until the sauce is reduced, thicker and takes on a dark golden brown color, about 8 to 10 minutes. Carefully stir in cream, reduce the heat to medium-low and simmer until very thick, 2 to 3 minutes more. Stir in the toasted pecans and salt.</text:p>
      <text:p text:style-name="P6"><text:span text:style-name="T2">Serve 1 to 2 pear halves per person, drizzled with the creamy pecan caramel sau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10T14:43:03</meta:creation-date>
    <meta:document-statistic meta:table-count="0" meta:image-count="0" meta:object-count="0" meta:page-count="2" meta:paragraph-count="18" meta:word-count="299" meta:character-count="1614"/>
    <dc:date>2011-08-10T14:45:15</dc:date>
    <dc:creator>Robert Houk</dc:creator>
    <meta:editing-duration>PT00H02M12S</meta:editing-duration>
    <meta:editing-cycles>1</meta:editing-cycles>
    <meta:generator>OpenOffice.org/3.2$Unix OpenOffice.org_project/320m18$Build-9502</meta:generator>
  </office:meta>
</office:document-meta>
</file>